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200000025810874C94.png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22cm"/>
    </style:style>
    <style:style style:name="pr2" style:family="presentation" style:parent-style-name="Standard-title">
      <style:graphic-properties draw:auto-grow-height="true" fo:min-height="2.39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3.127cm" svg:height="1.322cm" svg:x="3.284cm" svg:y="2.678cm" presentation:class="title" presentation:user-transformed="true">
          <draw:text-box>
            <text:p>[TITLE1]</text:p>
          </draw:text-box>
        </draw:frame>
        <draw:frame draw:name="image1" draw:style-name="gr1" draw:text-style-name="P1" draw:layer="layout" svg:width="17.314cm" svg:height="10.5cm" svg:x="6.193cm" svg:y="7.5cm">
          <draw:image xlink:href="Pictures/10000201000003200000025810874C94.png" xlink:type="simple" xlink:show="embed" xlink:actuate="onLoad">
            <text:p/>
          </draw:image>
        </draw:frame>
        <draw:frame presentation:style-name="pr2" draw:layer="layout" svg:width="23.127cm" svg:height="2.397cm" svg:x="3.166cm" svg:y="4.5cm" presentation:class="title" presentation:user-transformed="true">
          <draw:text-box>
            <text:p>[DESCRIPTION1]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text-indent="0cm"/>
      <style:text-properties style:use-window-font-color="true" style:text-outline="false" style:text-line-through-style="none" fo:font-family="Arial" style:font-family-generic="roman" style:font-pitch="variable" fo:font-size="2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64cm" fo:text-indent="0cm"/>
      <style:text-properties fo:font-size="1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98cm" fo:text-indent="0cm"/>
      <style:text-properties fo:font-size="1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32cm" fo:text-indent="0cm"/>
      <style:text-properties fo:font-size="13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3.127cm" svg:height="2.838cm" svg:x="3.284cm" svg:y="2.678cm" presentation:class="title" presentation:placeholder="true">
        <draw:text-box/>
      </draw:frame>
      <draw:frame presentation:style-name="Standard-outline1" draw:layer="backgroundobjects" svg:width="23.127cm" svg:height="9.86cm" svg:x="3.284cm" svg:y="5.97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